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7Solo Exhibitions</text:p>
      <text:p text:style-name="Standard"/>
      <text:p text:style-name="Standard"><text:span text:style-name="T2">2013</text:span><text:s text:c="2"/>Iontas, Castleblayney, Co. Monaghan</text:p>
      <text:p text:style-name="Standard"/>
      <text:p text:style-name="Standard"><text:span text:style-name="T3">2011</text:span><text:s text:c="2"/>Newwork, Custom House Studios, Westport, Co. Mayo</text:p>
      <text:p text:style-name="Standard"/>
      <text:p text:style-name="Standard"><text:span text:style-name="T4">2008</text:span><text:s text:c="2"/>Nutopia Nutopia, The Mill Theatre Gallery, Dundrum, Dublin</text:p>
      <text:p text:style-name="Standard"/>
      <text:p text:style-name="Standard"/>
      <text:p text:style-name="P5">Group Exhibitions</text:p>
      <text:p text:style-name="Standard"/>
      <text:p text:style-name="Standard"><text:span text:style-name="T6">2011</text:span><text:s text:c="2"/>Winter Group Exhibition, Custom House Studios, Westport, Co. Mayo</text:p>
      <text:p text:style-name="Standard"/>
      <text:p text:style-name="Standard"><text:span text:style-name="T7">2</text:span><text:span text:style-name="T8">009</text:span><text:s text:c="2"/>Glebe Open Art, Glebe Gallery, Church Hill, Co. Donegal</text:p>
      <text:p text:style-name="Standard"/>
      <text:p text:style-name="Standard"><text:span text:style-name="T9">2007<text:s/></text:span><text:s/>Voices in the Wilderness ( in conjunction with annual Famine Walk ), Louisburg, Co. Mayo</text:p>
      <text:p text:style-name="Standard"/>
      <text:p text:style-name="Standard"><text:span text:style-name="T10">2005<text:s/></text:span><text:s/>Iontas Small Work Exhibition, Sligo Art Gallery, Co. Sligo</text:p>
      <text:p text:style-name="Standard"/>
      <text:p text:style-name="Standard"><text:span text:style-name="T11">2005</text:span><text:s text:c="2"/>Silgo IT <text:s/>B.A. Show, Model<text:s/>Arts &amp; Niland, Sligo</text:p>
      <text:p text:style-name="Standard"/>
      <text:p text:style-name="Standard"/>
      <text:p text:style-name="P12">Group Exhibitions with The Hermit Collective</text:p>
      <text:p text:style-name="Standard"/>
      <text:p text:style-name="Standard"><text:span text:style-name="T13">May 2014</text:span><text:s text:c="2"/>Boyle Library, Co. Roscommon</text:p>
      <text:p text:style-name="Standard"/>
      <text:p text:style-name="Standard"><text:span text:style-name="T14">July 2014</text:span><text:s text:c="2"/>Charlestown Arts Centre, Charlestown, Co. Mayo</text:p>
      <text:p text:style-name="Standard"/>
      <text:p text:style-name="Standard"><text:span text:style-name="T15">July 2014</text:span><text:s text:c="2"/>Fringe Festival, Bundoran, Co Donegal</text:p>
      <text:p text:style-name="Standard"/>
      <text:p text:style-name="Standard"><text:span text:style-name="T16">Dec 2014</text:span><text:s text:c="2"/>King House, Boyle, Co. Roscommon</text:p>
      <text:p text:style-name="Standard"/>
      <text:p text:style-name="Standard"><text:span text:style-name="T17">June 201</text:span>5 <text:s/>Hawkswell Theatre, Slig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I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G</meta:initial-creator>
    <dc:creator>neil mcmahon</dc:creator>
    <meta:creation-date>2016-06-14T12:05:00Z</meta:creation-date>
    <dc:date>2016-06-28T23:13:00Z</dc:date>
    <meta:template xlink:href="Normal" xlink:type="simple"/>
    <meta:editing-cycles>3</meta:editing-cycles>
    <meta:editing-duration>PT3720S</meta:editing-duration>
    <meta:document-statistic meta:page-count="1" meta:paragraph-count="1" meta:word-count="124" meta:character-count="833" meta:row-count="5" meta:non-whitespace-character-count="710"/>
  </office:meta>
</office:document-meta>
</file>